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092cm" fo:margin-left="0.123cm" table:align="left"/>
    </style:style>
    <style:style style:name="Tabella2.A" style:family="table-column">
      <style:table-column-properties style:column-width="8.546cm"/>
    </style:style>
    <style:style style:name="Tabella2.1" style:family="table-row">
      <style:table-row-properties style:min-row-height="0.499cm" style:use-optimal-row-height="false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Normale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16" style:family="paragraph" style:parent-style-name="Normale" style:list-style-name="L5">
      <style:paragraph-properties fo:text-align="justify" style:justify-single-word="false"/>
    </style:style>
    <style:style style:name="P17" style:family="paragraph" style:parent-style-name="Normale" style:list-style-name="L5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Normale">
      <style:paragraph-properties fo:text-align="center" style:justify-single-word="false"/>
      <style:text-properties fo:font-size="11pt" officeooo:rsid="00178d66" officeooo:paragraph-rsid="00178d66" style:font-size-asian="11pt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6beec" officeooo:paragraph-rsid="0016beec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6beec" style:font-size-asian="11pt" style:font-weight-asian="bold" style:font-size-complex="11pt"/>
    </style:style>
    <style:style style:name="T7" style:family="text">
      <style:text-properties fo:font-size="11pt" fo:background-color="#00ff0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officeooo:rsid="0016beec"/>
    </style:style>
    <style:style style:name="T14" style:family="text">
      <style:text-properties style:font-size-complex="11pt"/>
    </style:style>
    <style:style style:name="T15" style:family="text">
      <style:text-properties style:font-name="Arial" fo:font-size="20pt" fo:font-weight="bold" style:font-size-asian="20pt" style:font-weight-asian="bold"/>
    </style:style>
    <style:style style:name="T16" style:family="text">
      <style:text-properties fo:font-size="16pt" fo:font-style="italic" style:font-size-asian="16pt" style:font-style-asian="italic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14">[progettisti.cap] [progettisti.comune] ([progettisti.prov])</text:span></text:span></text:p>
            <text:p text:style-name="P19"><text:span text:style-name="Car._20_predefinito_20_paragrafo"><text:span text:style-name="T6"/></text:span></text:p>
          </table:table-cell>
        </table:table-row>
      </table:table>
      <text:p text:style-name="P4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10">Comunicazione di ultimazione lavori relativa alla denuncia di inizio attività ai sensi della L.R. </text:span></text:span><text:span text:style-name="Car._20_predefinito_20_paragrafo"><text:span text:style-name="T11">n. 16/08 e s.m.i.</text:span></text:span><text:span text:style-name="Car._20_predefinito_20_paragrafo"><text:span text:style-name="T10"> presentata il [data_presentazione] e protocollata con il n. [numero] relativa a [oggetto] in [ubicazione].- Richiesta di documentazione integrativa</text:span></text:span></text:p>
          </table:table-cell>
        </table:table-row>
      </table:table>
      <text:p text:style-name="P13"/>
      <text:p text:style-name="P13"/>
      <text:p text:style-name="P13"/>
      <text:p text:style-name="P14"><text:span text:style-name="Car._20_predefinito_20_paragrafo"><text:span text:style-name="T3">Con riferimento alla comunicazione di ultimazione lavori di cui all’oggetto, in ordine alla documentazione ad essa allegata , si comunica che <text:s/>la stessa risulta carente di: </text:span></text:span><text:span text:style-name="Car._20_predefinito_20_paragrafo"><text:span text:style-name="T7">(da rivedere con ultime modifiche apportate agli adempimenti di fine lavori nel modello del permesso di costruire)</text:span></text:span></text:p>
      <text:p text:style-name="P11"/>
      <text:list xml:id="list8297108471091141797" text:style-name="L5">
        <text:list-item text:start-value="1">
          <text:p text:style-name="P16"><text:span text:style-name="Car._20_predefinito_20_paragrafo"><text:span text:style-name="T3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/text:span><text:span text:style-name="Car._20_predefinito_20_paragrafo"><text:span text:style-name="T8">ovvero dichiarazione del Direttore dei lavori nella quale si attesti che le opere eseguite non rientrano tra quelle soggette a tali disposizioni;</text:span></text:span></text:p>
        </text:list-item>
      </text:list>
      <text:p text:style-name="P11"/>
      <text:list xml:id="list94232004165758" text:continue-numbering="true" text:style-name="L5">
        <text:list-item>
          <text:p text:style-name="P16"><text:span text:style-name="Car._20_predefinito_20_paragrafo"><text:span text:style-name="T3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/text:span><text:span text:style-name="Car._20_predefinito_20_paragrafo"><text:span text:style-name="T9">dichiarazione del Direttore dei lavori che attesti sotto la propria responsabilità, la conformità degli impianti <text:s/>di smaltimento delle acque bianche e nere alla vigente normativa;</text:span></text:span></text:p>
        </text:list-item>
      </text:list>
      <text:p text:style-name="P12"/>
      <text:list xml:id="list94232006159850" text:continue-numbering="true" text:style-name="L5">
        <text:list-item>
          <text:p text:style-name="P17">documento comprovante l’allacciamento ai pubblici servizi ed attestazione di regolare approvvigionamento di acqua potabile.</text:p>
        </text:list-item>
      </text:list>
      <text:p text:style-name="P11"/>
      <text:list xml:id="list94232007143312" text:continue-numbering="true" text:style-name="L5">
        <text:list-item>
          <text:p text:style-name="P16"><text:soft-page-break/><text:span text:style-name="Car._20_predefinito_20_paragrafo"><text:span text:style-name="T3"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span></text:span></text:p>
        </text:list-item>
      </text:list>
      <text:p text:style-name="P11"/>
      <text:list xml:id="list94232009142097" text:continue-numbering="true" text:style-name="L5">
        <text:list-item>
          <text:p text:style-name="P16"><text:span text:style-name="Car._20_predefinito_20_paragrafo"><text:span text:style-name="T3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/text:span><text:span text:style-name="Car._20_predefinito_20_paragrafo"><text:span text:style-name="T9"> ovvero dichiarazione a firma del Direttore del lavori che attesti che nell’immobile non sono presenti impianti soggetti alla normativa di cui sopra.</text:span></text:span></text:p>
        </text:list-item>
      </text:list>
      <text:p text:style-name="P11"/>
      <text:list xml:id="list94232011152865" text:continue-numbering="true" text:style-name="L5">
        <text:list-item>
          <text:p text:style-name="P16"><text:span text:style-name="Car._20_predefinito_20_paragrafo"><text:span text:style-name="T3">certificato di esecuzione a regola d’arte di tutte le opere realizzate ai fini della stabilità, della sicurezza ed incolumità pubblica e privata, redatto e firmato dal direttore dei lavori;</text:span></text:span></text:p>
        </text:list-item>
      </text:list>
      <text:p text:style-name="P11"/>
      <text:list xml:id="list94232012158441" text:continue-numbering="true" text:style-name="L5">
        <text:list-item>
          <text:p text:style-name="P16"><text:span text:style-name="Car._20_predefinito_20_paragrafo"><text:span text:style-name="T3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span></text:span></text:p>
        </text:list-item>
      </text:list>
      <text:p text:style-name="P11"/>
      <text:list xml:id="list94232014161627" text:continue-numbering="true" text:style-name="L5">
        <text:list-item>
          <text:p text:style-name="P16"><text:span text:style-name="Car._20_predefinito_20_paragrafo"><text:span text:style-name="T3">certificato di collaudo agli effetti della prevenzione incendi rilasciata dal Comando Provinciale dei Vigili del Fuoco di Savona </text:span></text:span><text:span text:style-name="Car._20_predefinito_20_paragrafo"><text:span text:style-name="T9">ovvero dichiarazione a firma del direttore dei lavori che attesti che le opere eseguite non rientrano tra quelle soggette a tale disposizione;</text:span></text:span></text:p>
        </text:list-item>
      </text:list>
      <text:p text:style-name="P11"/>
      <text:list xml:id="list94232015166801" text:continue-numbering="true" text:style-name="L5">
        <text:list-item>
          <text:p text:style-name="P16"><text:span text:style-name="Car._20_predefinito_20_paragrafo"><text:span text:style-name="T8"><text:s/></text:span></text:span><text:span text:style-name="Car._20_predefinito_20_paragrafo"><text:span text:style-name="T3">certificato di collaudo delle opere in conglomerato cementizio armato od in struttura metallica, con l’attestazione da parte dell’Ufficio Tecnico dell’Amministrazione Provinciale di Savona dell’avvenuto deposito ai sensi della legge 05.11.1971, n° 1086; </text:span></text:span><text:span text:style-name="Car._20_predefinito_20_paragrafo"><text:span text:style-name="T8">ovvero, in caso non siano state eseguite opere in c.a. di cui alla citata legge n° 1086, dovrà essere presentata una dichiarazione nella quale il Direttore dei lavori attesti che nella esecuzione dell’opera non sono state attuate tali strutture;</text:span></text:span></text:p>
        </text:list-item>
      </text:list>
      <text:p text:style-name="P9"/>
      <text:p text:style-name="P15">Distinti saluti.</text:p>
      <text:p text:style-name="Normale"/>
      <text:p text:style-name="Normale"/>
      <text:p text:style-name="P13"/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L'istruttore tecnico</text:p>
            <text:p text:style-name="P18">[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text-autospace="ideograph-alpha" style:punctuation-wrap="hanging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9pt" fo:font-style="italic" style:font-size-asian="9pt" style:font-style-asian="italic" style:font-size-complex="9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</text:span></text:p><text:p text:style-name="MP1"><text:span text:style-name="MT4">Sportello Unico per l’Edilizia</text:span></text:p><text:p text:style-name="MP1"><text:span text:style-name="MT5"><text:s text:c="140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4:00Z</meta:creation-date>
    <dc:date>2014-01-30T09:42:31.828000000</dc:date>
    <meta:print-date>1998-05-22T16:21:00Z</meta:print-date>
    <meta:editing-cycles>4</meta:editing-cycles>
    <meta:editing-duration>PT10M21S</meta:editing-duration>
    <meta:document-statistic meta:table-count="5" meta:image-count="0" meta:object-count="1" meta:page-count="2" meta:paragraph-count="41" meta:word-count="651" meta:character-count="4789" meta:non-whitespace-character-count="4172"/>
    <meta:template xlink:type="simple" xlink:actuate="onRequest" xlink:title="" xlink:href="./richiesta%20doc%20integrativa%20FINE%20LAVORI%20SUPER%20DIA.dot"/>
  </office:meta>
</office:document-meta>
</file>